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Impedance</text:p>
          </table:table-cell>
          <table:table-cell office:value-type="string" calcext:value-type="string">
            <text:p>Leakage Inductance</text:p>
          </table:table-cell>
          <table:table-cell table:number-columns-repeated="2"/>
        </table:table-row>
        <table:table-row table:style-name="ro1">
          <table:table-cell table:style-name="ce3" office:value-type="float" office:value="1000000" calcext:value-type="float">
            <text:p>1.00E+06</text:p>
          </table:table-cell>
          <table:table-cell office:value-type="float" office:value="1" calcext:value-type="float">
            <text:p>1</text:p>
          </table:table-cell>
          <table:table-cell table:formula="of:=[.B2]/2/PI()/[.A2]*1000000000" office:value-type="float" office:value="159.154943091895" calcext:value-type="float">
            <text:p>159.154943091895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Z=j*2*pi*f*L</text:p>
          </table:table-cell>
        </table:table-row>
        <table:table-row table:style-name="ro1">
          <table:table-cell table:style-name="ce3" office:value-type="float" office:value="10000000" calcext:value-type="float">
            <text:p>1.00E+07</text:p>
          </table:table-cell>
          <table:table-cell office:value-type="float" office:value="5" calcext:value-type="float">
            <text:p>5</text:p>
          </table:table-cell>
          <table:table-cell table:formula="of:=[.B3]/2/PI()/[.A3]*1000000000" office:value-type="float" office:value="79.5774715459477" calcext:value-type="float">
            <text:p>79.5774715459477</text:p>
          </table:table-cell>
          <table:table-cell office:value-type="string" calcext:value-type="string">
            <text:p>nH</text:p>
          </table:table-cell>
          <table:table-cell/>
        </table:table-row>
        <table:table-row table:style-name="ro1">
          <table:table-cell table:style-name="ce3" office:value-type="float" office:value="20000000" calcext:value-type="float">
            <text:p>2.00E+07</text:p>
          </table:table-cell>
          <table:table-cell office:value-type="float" office:value="9" calcext:value-type="float">
            <text:p>9</text:p>
          </table:table-cell>
          <table:table-cell table:formula="of:=[.B4]/2/PI()/[.A4]*1000000000" office:value-type="float" office:value="71.6197243913529" calcext:value-type="float">
            <text:p>71.6197243913529</text:p>
          </table:table-cell>
          <table:table-cell office:value-type="string" calcext:value-type="string">
            <text:p>nH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oing with 70nH leakag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nge limited by low freq performance?</text:p>
          </table:table-cell>
          <table:table-cell/>
          <table:table-cell office:value-type="string" calcext:value-type="string">
            <text:p>Lo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table:formula="of:=1.2*2" office:value-type="float" office:value="2.4" calcext:value-type="float">
            <text:p>2.4</text:p>
          </table:table-cell>
          <table:table-cell table:formula="of:=[.B9]-[.C9]" office:value-type="float" office:value="3.5" calcext:value-type="float">
            <text:p>3.5</text:p>
          </table:table-cell>
          <table:table-cell office:value-type="string" calcext:value-type="string">
            <text:p>0.45km 24awg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table:formula="of:=1.2*2" office:value-type="float" office:value="2.4" calcext:value-type="float">
            <text:p>2.4</text:p>
          </table:table-cell>
          <table:table-cell table:formula="of:=[.B10]-[.C10]" office:value-type="float" office:value="7.6" calcext:value-type="float">
            <text:p>7.6</text:p>
          </table:table-cell>
          <table:table-cell office:value-type="string" calcext:value-type="string">
            <text:p>1km 24awg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T5 Loss freq in 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lso limited at the high end by frequency dependent loss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.00E+00</text:p>
          </table:table-cell>
          <table:table-cell office:value-type="float" office:value="650" calcext:value-type="float">
            <text:p>650</text:p>
          </table:table-cell>
          <table:table-cell table:formula="of:=-(1.967*SQRT([.A15])+0.05/SQRT([.A15]))*[.B$15]/100" office:value-type="float" office:value="-13.1105" calcext:value-type="float">
            <text:p>-13.110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ertion Loss 2.4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10*(1.23*SQRT([.A18])+0.01*[.A18]+0.2/SQRT([.A18]))+10*0.02*SQRT([.A18])" office:value-type="float" office:value="10.2874023955472" calcext:value-type="float">
            <text:p>10.2874023955472</text:p>
          </table:table-cell>
          <table:table-cell table:formula="of:=20*LOG10(100/(200+[.B15]*154/1000))+6" office:value-type="float" office:value="-3.54531990849705" calcext:value-type="float">
            <text:p>-3.54531990849705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10*(1.23*SQRT([.A19])+0.01*[.A19]+0.2/SQRT([.A19]))+10*0.02*SQRT([.A19])" office:value-type="float" office:value="10.0823058987491" calcext:value-type="float">
            <text:p>10.0823058987491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10*(1.23*SQRT([.A20])+0.01*[.A20]+0.2/SQRT([.A20]))+10*0.02*SQRT([.A20])" office:value-type="float" office:value="10.5280156855157" calcext:value-type="float">
            <text:p>10.5280156855157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10*(1.23*SQRT([.A21])+0.01*[.A21]+0.2/SQRT([.A21]))+10*0.02*SQRT([.A21])" office:value-type="float" office:value="11.1079718105893" calcext:value-type="float">
            <text:p>11.1079718105893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10*(1.23*SQRT([.A22])+0.01*[.A22]+0.2/SQRT([.A22]))+10*0.02*SQRT([.A22])" office:value-type="float" office:value="11.717261889578" calcext:value-type="float">
            <text:p>11.71726188957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10*(1.23*SQRT([.A23])+0.01*[.A23]+0.2/SQRT([.A23]))+10*0.02*SQRT([.A23])" office:value-type="float" office:value="12.3244472629902" calcext:value-type="float">
            <text:p>12.3244472629902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10*(1.23*SQRT([.A24])+0.01*[.A24]+0.2/SQRT([.A24]))+10*0.02*SQRT([.A24])" office:value-type="float" office:value="12.9187075503447" calcext:value-type="float">
            <text:p>12.9187075503447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10*(1.23*SQRT([.A25])+0.01*[.A25]+0.2/SQRT([.A25]))+10*0.02*SQRT([.A25])" office:value-type="float" office:value="13.4964078649987" calcext:value-type="float">
            <text:p>13.4964078649987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10*(1.23*SQRT([.A26])+0.01*[.A26]+0.2/SQRT([.A26]))+10*0.02*SQRT([.A26])" office:value-type="float" office:value="14.0567263324103" calcext:value-type="float">
            <text:p>14.05672633241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*(1.23*SQRT([.A27])+0.01*[.A27]+0.2/SQRT([.A27]))+10*0.02*SQRT([.A27])" office:value-type="float" office:value="14.6" calcext:value-type="float">
            <text:p>14.6</text:p>
          </table:table-cell>
          <table:table-cell table:formula="of:=-(1.967*SQRT([.A27])+0.05/SQRT([.A27]))*[.B$15]/100" office:value-type="float" office:value="-13.1105" calcext:value-type="float">
            <text:p>-13.11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*(1.23*SQRT([.A28])+0.01*[.A28]+0.2/SQRT([.A28]))+10*0.02*SQRT([.A28])" office:value-type="float" office:value="19.2918830920368" calcext:value-type="float">
            <text:p>19.2918830920368</text:p>
          </table:table-cell>
          <table:table-cell table:formula="of:=-(1.967*SQRT([.A28])+0.05/SQRT([.A28]))*[.B$15]/100" office:value-type="float" office:value="-18.3112372056068" calcext:value-type="float">
            <text:p>-18.311237205606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*(1.23*SQRT([.A29])+0.01*[.A29]+0.2/SQRT([.A29]))+10*0.02*SQRT([.A29])" office:value-type="float" office:value="23.1053356329902" calcext:value-type="float">
            <text:p>23.1053356329902</text:p>
          </table:table-cell>
          <table:table-cell table:formula="of:=-(1.967*SQRT([.A29])+0.05/SQRT([.A29]))*[.B$15]/100" office:value-type="float" office:value="-22.3327744376585" calcext:value-type="float">
            <text:p>-22.332774437658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*(1.23*SQRT([.A30])+0.01*[.A30]+0.2/SQRT([.A30]))+10*0.02*SQRT([.A30])" office:value-type="float" office:value="26.4" calcext:value-type="float">
            <text:p>26.4</text:p>
          </table:table-cell>
          <table:table-cell table:formula="of:=-(1.967*SQRT([.A30])+0.05/SQRT([.A30]))*[.B$15]/100" office:value-type="float" office:value="-25.7335" calcext:value-type="float">
            <text:p>-25.73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*(1.23*SQRT([.A31])+0.01*[.A31]+0.2/SQRT([.A31]))+10*0.02*SQRT([.A31])" office:value-type="float" office:value="29.3452769097473" calcext:value-type="float">
            <text:p>29.3452769097473</text:p>
          </table:table-cell>
          <table:table-cell table:formula="of:=-(1.967*SQRT([.A31])+0.05/SQRT([.A31]))*[.B$15]/100" office:value-type="float" office:value="-28.7345915448611" calcext:value-type="float">
            <text:p>-28.734591544861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*(1.23*SQRT([.A32])+0.01*[.A32]+0.2/SQRT([.A32]))+10*0.02*SQRT([.A32])" office:value-type="float" office:value="32.0351183657174" calcext:value-type="float">
            <text:p>32.0351183657174</text:p>
          </table:table-cell>
          <table:table-cell table:formula="of:=-(1.967*SQRT([.A32])+0.05/SQRT([.A32]))*[.B$15]/100" office:value-type="float" office:value="-31.4506318007551" calcext:value-type="float">
            <text:p>-31.450631800755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*(1.23*SQRT([.A33])+0.01*[.A33]+0.2/SQRT([.A33]))+10*0.02*SQRT([.A33])" office:value-type="float" office:value="34.5278203343258" calcext:value-type="float">
            <text:p>34.5278203343258</text:p>
          </table:table-cell>
          <table:table-cell table:formula="of:=-(1.967*SQRT([.A33])+0.05/SQRT([.A33]))*[.B$15]/100" office:value-type="float" office:value="-33.9500918413443" calcext:value-type="float">
            <text:p>-33.950091841344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*(1.23*SQRT([.A34])+0.01*[.A34]+0.2/SQRT([.A34]))+10*0.02*SQRT([.A34])" office:value-type="float" office:value="36.8624458405139" calcext:value-type="float">
            <text:p>36.8624458405139</text:p>
          </table:table-cell>
          <table:table-cell table:formula="of:=-(1.967*SQRT([.A34])+0.05/SQRT([.A34]))*[.B$15]/100" office:value-type="float" office:value="-36.2777598553852" calcext:value-type="float">
            <text:p>-36.277759855385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*(1.23*SQRT([.A35])+0.01*[.A35]+0.2/SQRT([.A35]))+10*0.02*SQRT([.A35])" office:value-type="float" office:value="39.0666666666667" calcext:value-type="float">
            <text:p>39.0666666666667</text:p>
          </table:table-cell>
          <table:table-cell table:formula="of:=-(1.967*SQRT([.A35])+0.05/SQRT([.A35]))*[.B$15]/100" office:value-type="float" office:value="-38.4648333333333" calcext:value-type="float">
            <text:p>-38.464833333333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*(1.23*SQRT([.A36])+0.01*[.A36]+0.2/SQRT([.A36]))+10*0.02*SQRT([.A36])" office:value-type="float" office:value="41.1609262841384" calcext:value-type="float">
            <text:p>41.1609262841384</text:p>
          </table:table-cell>
          <table:table-cell table:formula="of:=-(1.967*SQRT([.A36])+0.05/SQRT([.A36]))*[.B$15]/100" office:value-type="float" office:value="-40.5340750480383" calcext:value-type="float">
            <text:p>-40.534075048038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0*(1.23*SQRT([.A37])+0.01*[.A37]+0.2/SQRT([.A37]))+10*0.02*SQRT([.A37])" office:value-type="float" office:value="50.428689607087" calcext:value-type="float">
            <text:p>50.428689607087</text:p>
          </table:table-cell>
          <table:table-cell table:formula="of:=-(1.967*SQRT([.A37])+0.05/SQRT([.A37]))*[.B$15]/100" office:value-type="float" office:value="-49.6019432121028" calcext:value-type="float">
            <text:p>-49.601943212102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0*(1.23*SQRT([.A38])+0.01*[.A38]+0.2/SQRT([.A38]))+10*0.02*SQRT([.A38])" office:value-type="float" office:value="58.3489130329947" calcext:value-type="float">
            <text:p>58.3489130329947</text:p>
          </table:table-cell>
          <table:table-cell table:formula="of:=-(1.967*SQRT([.A38])+0.05/SQRT([.A38]))*[.B$15]/100" office:value-type="float" office:value="-57.2511664619159" calcext:value-type="float">
            <text:p>-57.251166461915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6T21:04:18.878000000</meta:creation-date>
    <meta:editing-duration>PT8M9S</meta:editing-duration>
    <meta:editing-cycles>3</meta:editing-cycles>
    <meta:generator>LibreOffice/7.3.5.2$Windows_X86_64 LibreOffice_project/184fe81b8c8c30d8b5082578aee2fed2ea847c01</meta:generator>
    <dc:date>2023-10-22T16:18:40.993000000</dc:date>
    <meta:document-statistic meta:table-count="1" meta:cell-count="93" meta:object-count="0"/>
  </office:meta>
</office:document-meta>
</file>